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27e2a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27e2a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27e2a" style:font-size-asian="13pt" style:font-name-complex="Sanskrit 2003" style:font-size-complex="13pt"/>
    </style:style>
    <style:style style:name="P4" style:family="paragraph" style:parent-style-name="Footnote">
      <style:text-properties officeooo:rsid="073eb081" officeooo:paragraph-rsid="073eb081"/>
    </style:style>
    <style:style style:name="P5" style:family="paragraph" style:parent-style-name="Footnote">
      <style:text-properties officeooo:rsid="0740b228" officeooo:paragraph-rsid="0740b2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2c9f93" style:font-weight-asian="bold" style:font-weight-complex="bold"/>
    </style:style>
    <style:style style:name="T3" style:family="text">
      <style:text-properties officeooo:rsid="072c9f93"/>
    </style:style>
    <style:style style:name="T4" style:family="text">
      <style:text-properties officeooo:rsid="073eb081"/>
    </style:style>
    <style:style style:name="T5" style:family="text">
      <style:text-properties fo:color="#000000"/>
    </style:style>
    <style:style style:name="T6" style:family="text">
      <style:text-properties fo:color="#000000" officeooo:rsid="072c9f93"/>
    </style:style>
    <style:style style:name="T7" style:family="text">
      <style:text-properties fo:color="#000000" officeooo:rsid="0740b228"/>
    </style:style>
    <style:style style:name="T8" style:family="text">
      <style:text-properties fo:color="#cc0000"/>
    </style:style>
    <style:style style:name="T9" style:family="text">
      <style:text-properties officeooo:rsid="074289b2"/>
    </style:style>
    <style:style style:name="T10" style:family="text">
      <style:text-properties officeooo:rsid="0743d47a"/>
    </style:style>
    <style:style style:name="T11" style:family="text">
      <style:text-properties officeooo:rsid="07432860"/>
    </style:style>
    <style:style style:name="T12" style:family="text">
      <style:text-properties officeooo:rsid="07445071"/>
    </style:style>
    <style:style style:name="T13" style:family="text">
      <style:text-properties officeooo:rsid="00027e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ाष्टनवतितमोऽध्यायः</text:p>
      <text:p text:style-name="P1"><text:span text:style-name="T1">गौरीप्रतिष्ठाकथन</text:span><text:span text:style-name="T2">म्</text:span><text:line-break/>ईश्वर उवाच -<text:line-break/>वक्ष्ये गौरीप्रतिष्ठाञ्च पूजया सहितां शृणु । <text:line-break/>मण्डपाद्यं पुरो यच्च संस्थाप्य चाधिरोपयेत् ॥१<text:span text:style-name="T3">॥</text:span> <text:line-break/>शय्याया<text:span text:style-name="T4">ं तां</text:span>श्च विन्यस्य मन्त्रान्मू<text:span text:style-name="T13">र्त्या</text:span>दिकान् गुह । <text:s/><text:line-break/>आत्मविद्याशिवान्तञ्च कुर्यादीशनिवेशन<text:span text:style-name="T4">म्</text:span><text:span text:style-name="T4"><text:note text:id="ftn790" text:note-class="footnote"><text:note-citation>1</text:note-citation><text:note-body><text:p text:style-name="P4">कुर्यादीशे निवे</text:p></text:note-body></text:note></text:span> ॥२<text:span text:style-name="T3">॥</text:span> <text:line-break/>शक्तिं परां ततो<text:note text:id="ftn791" text:note-class="footnote"><text:note-citation>2</text:note-citation><text:note-body><text:p text:style-name="P4">परापारां न्य</text:p></text:note-body></text:note> न्यस्य हुत्वा <text:s/>जप्त्वा च पूर्ववत् । <text:line-break/>सन्धाय च तथा पिण्डीं <text:s/>क्रियाशक्तिस्वरूपिणी<text:span text:style-name="T4">म्</text:span> ॥३<text:span text:style-name="T3">॥</text:span> <text:line-break/>सदेशव्यापिकां ध्यात्वा न्यस्तरत्नादिकां तथा । <text:s/><text:line-break/>एवं संस्थाप्य तां पश्चाद्देवी<text:span text:style-name="T4">ं त</text:span>स्या<text:span text:style-name="T4">ं नि</text:span>योजयेत् ॥४<text:span text:style-name="T3">॥</text:span> <text:line-break/>परशक्तिस्वरूपा<text:span text:style-name="T4">ं तां</text:span> स्वाणुना शक्तियोगतः । <text:line-break/><text:span text:style-name="T5">ततो न्यसेत्क्रियाशक्तिं पीठे ज्ञानञ्च विग्रहे ॥५</text:span><text:span text:style-name="T6">॥</text:span><text:span text:style-name="T5"> </text:span><text:span text:style-name="T8"><text:line-break/></text:span><text:span text:style-name="T5">ततो</text:span><text:span text:style-name="T7">ऽ</text:span><text:span text:style-name="T5">पि व्यापिनीं शक्तिं समावाह्य नियोजयेत् । </text:span><text:span text:style-name="T8"><text:s/><text:line-break/></text:span><text:span text:style-name="T5"><text:note text:id="ftn0" text:note-class="footnote"><text:note-citation>3</text:note-citation><text:note-body><text:p text:style-name="P5">अमुखे शिविना</text:p></text:note-body></text:note></text:span><text:span text:style-name="T5">अम्बिकां शिवनाम्नीञ्च समालभ्य प्रपूजयेत् ॥६</text:span><text:span text:style-name="T6">॥</text:span><text:span text:style-name="T5"> </text:span><text:line-break/><text:span text:style-name="T9">ॐ,</text:span> आधारशक्तये नमः । <text:span text:style-name="T9">ॐ</text:span> कूर्माय नमः । <text:span text:style-name="T9">ॐ</text:span> स्कन्दाय च तथा नमः । <text:span text:style-name="T9">ॐ</text:span> ह्रीं नारायणाय नमः । </text:p>
      <text:p text:style-name="P1"><text:span text:style-name="T9">ॐ,</text:span> ऐश्वर्याय नमः । <text:span text:style-name="T9">ॐ,</text:span> <text:s/>अध<text:span text:style-name="T10">च्छ</text:span>दनाय नमः <text:span text:style-name="T9">॥७॥</text:span></text:p>
      <text:p text:style-name="P3"><text:span text:style-name="T10">ॐ</text:span> पद्मासनाय नम<text:span text:style-name="T10">ोऽथ</text:span> सम्पूज्याः केशवा<text:span text:style-name="T10">ं</text:span>स्तथा <text:span text:style-name="T9">॥८॥</text:span></text:p>
      <text:p text:style-name="P3"><text:span text:style-name="T10">ॐ</text:span> ह्रीं कर्णिकाय<text:span text:style-name="T10">ै</text:span> नमः । <text:span text:style-name="T10">ॐ</text:span> क्षं पुष्कराक्षेभ्य <text:s/>इहार्चयेत् <text:span text:style-name="T9">॥९॥</text:span></text:p>
      <text:p text:style-name="P3"><text:s/><text:span text:style-name="T10">ॐ</text:span> हां पुष्ट्यै ह्रीं च ज्ञानायै ह्रूं क्रियायै ततो नमः <text:span text:style-name="T9">॥१०॥</text:span></text:p>
      <text:p text:style-name="P3"><text:soft-page-break/><text:s/><text:span text:style-name="T10">ॐ</text:span> नालाय नमः । <text:span text:style-name="T10">ॐ</text:span> रुं धर्माय नमः <text:s/>। रुं ज्ञानाय वै नमः <text:s/>। <text:span text:style-name="T10">ॐ</text:span> वैराग्याय <text:s/>नमः । <text:span text:style-name="T10">ॐ</text:span> वै, अधर्माय नमः । <text:span text:style-name="T10">ॐ</text:span> रुं अज्ञानाय वै नमः । <text:span text:style-name="T10">ॐ,</text:span> अवैराग्याय वै नमः । <text:span text:style-name="T10">अम्,</text:span> अनैश्वर्याय नमः <text:span text:style-name="T9">।</text:span> हुं वाचे हुं च रागिण्यै <text:span text:style-name="T10">ह्रूं</text:span> ज्वालिन्यै ततो नमः । <text:span text:style-name="T10">ॐ</text:span> ह्रौं शमायै च <text:span text:style-name="T11">नमो</text:span> ह्र<text:span text:style-name="T10">ूं</text:span> ज्येष्ठायै ततो नमः । <text:span text:style-name="T10">ॐ</text:span> ह्रौं रौं क्रौं नवशक्त्यै गौं च गौर्यासनाय च ।</text:p>
      <text:p text:style-name="P3"><text:s/>गौं गौरीमू<text:span text:style-name="T10">र्त</text:span>ये नमः । गौ<text:span text:style-name="T10">र्या</text:span> मूलमथोच्यते <text:span text:style-name="T11">॥११-१३॥</text:span></text:p>
      <text:p text:style-name="P3"><text:s/><text:span text:style-name="T10">ॐ</text:span> ह्रीं सः, महागौरि रुद्रदयिते स्वाहा । गौ<text:span text:style-name="T10">र्यै</text:span> नमः <text:span text:style-name="T11">॥१४॥</text:span></text:p>
      <text:p text:style-name="P3"><text:s/>गां ह्रूं ह्रीं शिवो गूं स्या<text:span text:style-name="T10">च्छि</text:span>खायै कवचाय च । गों नेत्राय च गो<text:span text:style-name="T10">म्,</text:span> अस्त्राय <text:span text:style-name="T10">ॐ</text:span> <text:span text:style-name="T12">गों</text:span> विज्ञानशक्तये <text:span text:style-name="T11">॥१५॥</text:span></text:p>
      <text:p text:style-name="P3"><text:s/><text:span text:style-name="T10">ॐ</text:span> गूं क्रियाशक्तये नमः पूर्वादौ शक्रादिकान् । <text:span text:style-name="T12">ॐ</text:span> सुं सुभगायै नम<text:span text:style-name="T12">ो</text:span> ह्रीं <text:span text:style-name="T12">बी</text:span>जललिता ततः <text:span text:style-name="T11">॥१६॥</text:span></text:p>
      <text:p text:style-name="P3"><text:s/><text:span text:style-name="T12">ॐ</text:span> ह्रीं कामिन्यै च नमः <text:span text:style-name="T12">ॐ</text:span> ह्रूं स्यात्कामशालिनीमन्त्रैर्गौरीं प्रतिष्ठाप्य प्रा<text:span text:style-name="T12">र्च्य</text:span> जप्त्वा<text:span text:style-name="T12">ऽ</text:span>थ सर्वभाक् ॥<text:span text:style-name="T11">१७॥</text:span></text:p>
      <text:p text:style-name="P1">इत्याग्नेये महापुराणे गौरीप्रतिष्ठा नामाष्टनवतितमोऽध्यायः ।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19:08.909347915</meta:creation-date>
    <dc:date>2017-07-11T11:19:40.947739621</dc:date>
    <meta:editing-duration>PT32S</meta:editing-duration>
    <meta:editing-cycles>1</meta:editing-cycles>
    <meta:document-statistic meta:table-count="0" meta:image-count="0" meta:object-count="0" meta:page-count="2" meta:paragraph-count="16" meta:word-count="271" meta:character-count="997" meta:non-whitespace-character-count="711"/>
    <meta:generator>LibreOffice/5.1.6.2$Linux_X86_64 LibreOffice_project/10m0$Build-2</meta:generator>
  </office:meta>
</office:document-meta>
</file>